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4" style:family="paragraph" style:parent-style-name="Standard">
      <style:paragraph-properties fo:margin-left="0.25in" fo:margin-right="0in" fo:line-height="150%" fo:text-indent="0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list-style-name="WW8Num1">
      <style:paragraph-properties fo:line-height="150%"/>
      <style:text-properties fo:font-size="12pt" style:font-size-asian="12pt" style:font-size-complex="12pt"/>
    </style:style>
    <style:style style:name="P9" style:family="paragraph" style:parent-style-name="Standard" style:list-style-name="WW8Num1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1" style:family="paragraph" style:parent-style-name="Standard" style:list-style-name="WW8Num1">
      <style:text-properties style:font-name="Times New Roman1" fo:font-size="12pt" style:font-size-asian="12pt" style:font-size-complex="12pt"/>
    </style:style>
    <style:style style:name="P12" style:family="paragraph" style:parent-style-name="Standard" style:list-style-name="WW8Num1">
      <style:paragraph-properties fo:margin-top="0.0835in" fo:margin-bottom="0in" fo:line-height="150%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language="en" fo:country="US" fo:font-weight="bold" style:font-size-asian="12pt" style:font-weight-asian="bold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«Санкт-Петербургский государственный университет </text:p>
      <text:p text:style-name="P6">информационных технологий, механики и оптики»</text:p>
      <text:p text:style-name="P2"/>
      <text:p text:style-name="P1"><text:span text:style-name="T2">V</text:span><text:span text:style-name="T2">I</text:span><text:span text:style-name="T1"> <text:s/>Всероссийская межвузовская конференция молодых ученых</text:span></text:p>
      <text:p text:style-name="P2"/>
      <text:p text:style-name="P7">Анкета участника</text:p>
      <text:p text:style-name="P2"/>
      <text:p text:style-name="P3"/>
      <text:p text:style-name="P10">(Участники конференции выступающие непосредственно с докладом представляются в анкете первыми)</text:p>
      <text:p text:style-name="P3"/>
      <text:list xml:id="list344494726" text:style-name="WW8Num1">
        <text:list-item>
          <text:p text:style-name="P8">Кононенко Сергей Андреевич;</text:p>
        </text:list-item>
        <text:list-item>
          <text:p text:style-name="P8">1989;</text:p>
        </text:list-item>
        <text:list-item>
          <text:p text:style-name="P8">Интеллектуальные системы управления и обработки информации;</text:p>
          <text:p text:style-name="P9">190446, г. Санкт-Петербург, ул. Наличная, д. 37, корп. 2, кв. 45;</text:p>
        </text:list-item>
        <text:list-item>
          <text:p text:style-name="P8">Студент гр. 5148;</text:p>
        </text:list-item>
        <text:list-item>
          <text:p text:style-name="P8">СПбГУ ИТМО, ФКТиУ, кафедра систем информатики и управления, группа 5148;</text:p>
        </text:list-item>
        <text:list-item>
          <text:p text:style-name="P8">220400 Управление в технических системах;</text:p>
        </text:list-item>
        <text:list-item>
          <text:p text:style-name="P11">Синтез регуляторов с использованием генетических алгоритмов;</text:p>
        </text:list-item>
        <text:list-item>
          <text:p text:style-name="P12">Бойков Владимир Иванович, к.т.н, доцент, СПбГУ ИТМО;</text:p>
        </text:list-item>
        <text:list-item>
          <text:p text:style-name="P8">+7 (952) 232-90-25;</text:p>
        </text:list-item>
        <text:list-item>
          <text:p text:style-name="P9">kononecheg@gmail.com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" style:family="paragraph" style:parent-style-name="Standard">
      <style:paragraph-properties fo:margin-top="0.1945in" fo:margin-bottom="0.1945in"/>
      <style:text-properties fo:font-size="12pt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1" style:family="text">
      <style:text-properties style:font-name="Symbol" style:font-name-complex="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анкт-Петербургский государственный университет </dc:title>
    <meta:initial-creator>Имя</meta:initial-creator>
    <meta:creation-date>2008-10-01T11:50:00</meta:creation-date>
    <dc:creator>Sergey Kononenko</dc:creator>
    <dc:date>2012-03-02T11:00:20</dc:date>
    <meta:print-date>2004-07-02T15:51:00</meta:print-date>
    <meta:editing-cycles>9</meta:editing-cycles>
    <meta:editing-duration>PT34M51S</meta:editing-duration>
    <meta:generator>LibreOffice/3.4$Linux LibreOffice_project/340m1$Build-502</meta:generator>
    <meta:document-statistic meta:table-count="0" meta:image-count="0" meta:object-count="0" meta:page-count="1" meta:paragraph-count="16" meta:word-count="92" meta:character-count="720" meta:non-whitespace-character-count="652"/>
    <meta:user-defined meta:name="Info 1"/>
    <meta:user-defined meta:name="Info 2"/>
    <meta:user-defined meta:name="Info 3"/>
    <meta:user-defined meta:name="Info 4"/>
  </office:meta>
</office:document-meta>
</file>